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swick Conference</text:p>
      <text:p text:style-name="P1"/>
      <text:p text:style-name="P1"/>
      <text:p text:style-name="P1">Keswick conference 2025 </text:p>
      <text:p text:style-name="P1"/>
      <text:p text:style-name="P1">So another issue with the bike theft …...i missed almost the full entirety of the Keswick Conference 2025 as I was totally preoccupied with dealing with the loss of the ebike. </text:p>
      <text:p text:style-name="P1">So I am now very slowly catching up with issues. </text:p>
      <text:p text:style-name="P1"/>
      <text:p text:style-name="P1"><text:a xlink:type="simple" xlink:href="https://keswickministries.org/talk-search-results/?date=2025&amp;type=0&amp;narrator=&amp;keyword=" text:style-name="Internet_20_link" text:visited-style-name="Visited_20_Internet_20_Link">Talk Search Results - Keswick Ministries</text:a> </text:p>
      <text:p text:style-name="P1"/>
      <text:p text:style-name="P1">The above link is dealing with Christian issues.....eg assisted suicide.....this is audio only.</text:p>
      <text:p text:style-name="P1"/>
      <text:p text:style-name="P1"><text:a xlink:type="simple" xlink:href="https://www.youtube.com/watch?v=h5FHhHNPB_c" text:style-name="Internet_20_link" text:visited-style-name="Visited_20_Internet_20_Link">(133757) Wk3 31/07/25 Seminar - YouTube</text:a> </text:p>
      <text:p text:style-name="P1"/>
      <text:p text:style-name="P1">obviously a youtube video. </text:p>
      <text:p text:style-name="P1"/>
      <text:p text:style-name="P1"/>
      <text:p text:style-name="P1">19/10/25 <text:s text:c="2"/>Sun<text:tab/>day </text:p>
      <text:p text:style-name="P1"/>
      <text:p text:style-name="P1">above video wk3 31/7/25 <text:s text:c="2"/>Been a while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31T11:59:58.50</meta:creation-date>
    <dc:date>2025-10-19T10:25:52.05</dc:date>
    <meta:editing-duration>PT24M59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0" meta:word-count="85" meta:character-count="532"/>
  </office:meta>
</office:document-meta>
</file>